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ica1" style:family="table">
      <style:table-properties style:width="17cm" table:align="margins"/>
    </style:style>
    <style:style style:name="Tablica1.A" style:family="table-column">
      <style:table-column-properties style:column-width="17cm" style:rel-column-width="65535*"/>
    </style:style>
    <style:style style:name="Tablica1.A1" style:family="table-cell">
      <style:table-cell-properties fo:background-color="#c0c0c0" fo:padding="0.097cm" fo:border="0.05pt solid #000000">
        <style:background-image/>
      </style:table-cell-properties>
    </style:style>
    <style:style style:name="Tablic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2" style:family="table">
      <style:table-properties style:width="17cm" table:align="margins"/>
    </style:style>
    <style:style style:name="Tablica2.A" style:family="table-column">
      <style:table-column-properties style:column-width="17cm" style:rel-column-width="65535*"/>
    </style:style>
    <style:style style:name="Tablica2.A1" style:family="table-cell">
      <style:table-cell-properties fo:background-color="#c0c0c0" fo:padding="0.097cm" fo:border="0.05pt solid #000000">
        <style:background-image/>
      </style:table-cell-properties>
    </style:style>
    <style:style style:name="Tablic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ica3" style:family="table">
      <style:table-properties style:width="17cm" table:align="margins"/>
    </style:style>
    <style:style style:name="Tablica3.A" style:family="table-column">
      <style:table-column-properties style:column-width="17cm" style:rel-column-width="65535*"/>
    </style:style>
    <style:style style:name="Tablica3.A1" style:family="table-cell">
      <style:table-cell-properties fo:background-color="#c0c0c0" fo:padding="0.097cm" fo:border="0.05pt solid #000000">
        <style:background-image/>
      </style:table-cell-properties>
    </style:style>
    <style:style style:name="Tablic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77e5" officeooo:paragraph-rsid="000c77e5"/>
    </style:style>
    <style:style style:name="P2" style:family="paragraph" style:parent-style-name="Standard">
      <style:text-properties officeooo:paragraph-rsid="000c77e5"/>
    </style:style>
    <style:style style:name="P3" style:family="paragraph" style:parent-style-name="Standard">
      <style:text-properties fo:font-size="10pt" fo:font-weight="bold" officeooo:rsid="000c77e5" officeooo:paragraph-rsid="000c77e5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officeooo:rsid="000c77e5" officeooo:paragraph-rsid="000c77e5" style:font-size-asian="10pt" style:font-size-complex="10pt"/>
    </style:style>
    <style:style style:name="P5" style:family="paragraph" style:parent-style-name="Standard">
      <style:text-properties fo:font-size="10pt" fo:font-style="italic" officeooo:rsid="000c77e5" officeooo:paragraph-rsid="000c77e5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0pt" fo:font-style="italic" fo:font-weight="normal" officeooo:rsid="000c77e5" officeooo:paragraph-rsid="000c77e5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officeooo:rsid="000c77e5" officeooo:paragraph-rsid="000c77e5" style:font-size-asian="13pt" style:font-weight-asian="bold" style:font-size-complex="13pt" style:font-weight-complex="bold"/>
    </style:style>
    <style:style style:name="P8" style:family="paragraph" style:parent-style-name="Header">
      <style:paragraph-properties fo:text-align="center" style:justify-single-word="false"/>
      <style:text-properties fo:font-size="12pt" fo:font-weight="bold" officeooo:rsid="000c77e5" officeooo:paragraph-rsid="000c77e5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center" style:justify-single-word="false"/>
      <style:text-properties fo:font-size="10pt" officeooo:rsid="000c77e5" officeooo:paragraph-rsid="000c77e5" style:font-size-asian="10pt" style:font-size-complex="10pt"/>
    </style:style>
    <style:style style:name="P10" style:family="paragraph" style:parent-style-name="Table_20_Contents"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0pt" officeooo:paragraph-rsid="000c77e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italic" fo:font-weight="bold" officeooo:rsid="000c77e5" officeooo:paragraph-rsid="000c77e5" style:font-size-asian="10pt" style:font-style-asian="italic" style:font-weight-asian="bold" style:font-size-complex="10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RADNI NALOG BR: &lt;RNALOG_BR&gt;</text:p>
      <text:p text:style-name="P4"/>
      <text:p text:style-name="P5">Vrijeme otvaranja radnog naloga &lt;RNALOG_DATUM&gt;</text:p>
      <text:p text:style-name="P6">Status naloga: </text:p>
      <text:p text:style-name="P6"/>
      <text:p text:style-name="P3">Kupac : &lt;KUPAC_NAZIV&gt;,&lt;KUPAC_ADRESA&gt;,&lt;KUPAC_MJESTO&gt;</text:p>
      <text:p text:style-name="P3">OiB: &lt;KUPAC_OIB&gt;</text:p>
      <text:p text:style-name="P3">Vozilo: &lt;KUPAC_VOZILO&gt;</text:p>
      <text:p text:style-name="P4"/>
      <table:table table:name="Tablica1" table:style-name="Tablica1">
        <table:table-column table:style-name="Tablica1.A"/>
        <table:table-row>
          <table:table-cell table:style-name="Tablica1.A1" office:value-type="string">
            <text:p text:style-name="P12">Narudžba kupca</text:p>
          </table:table-cell>
        </table:table-row>
        <table:table-row>
          <table:table-cell table:style-name="Tablica1.A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4"/>
      <table:table table:name="Tablica2" table:style-name="Tablica2">
        <table:table-column table:style-name="Tablica2.A"/>
        <table:table-row>
          <table:table-cell table:style-name="Tablica2.A1" office:value-type="string">
            <text:p text:style-name="P12">Napomena izvšitelja</text:p>
          </table:table-cell>
        </table:table-row>
        <table:table-row>
          <table:table-cell table:style-name="Tablica2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"/>
      <table:table table:name="Tablica3" table:style-name="Tablica3">
        <table:table-column table:style-name="Tablica3.A"/>
        <table:table-row>
          <table:table-cell table:style-name="Tablica3.A1" office:value-type="string">
            <text:p text:style-name="P12">Utrošeni materijal</text:p>
          </table:table-cell>
        </table:table-row>
        <table:table-row>
          <table:table-cell table:style-name="Tablica3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"/>
      <text:p text:style-name="P1">Izvršitelj<text:tab/><text:tab/><text:tab/><text:tab/><text:tab/><text:tab/><text:tab/><text:tab/><text:tab/><text:tab/>Naručilac radov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rsid="000c77e5" officeooo:paragraph-rsid="000c77e5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officeooo:rsid="000c77e5" officeooo:paragraph-rsid="000c77e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&lt;FIRMA_NAZIV&gt;</text:p>
        <text:p text:style-name="MP2">OIB: &lt;FIRMA_OIB&gt;, &lt;FIRMA_ADRESA&gt;,&lt;FIRMA_MJESTO&gt;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Jukic</meta:initial-creator>
    <meta:creation-date>2014-02-21T13:18:50.509301080</meta:creation-date>
    <dc:date>2014-02-21T13:28:06.537101879</dc:date>
    <dc:creator>Igor Jukic</dc:creator>
    <meta:editing-duration>P0D</meta:editing-duration>
    <meta:editing-cycles>1</meta:editing-cycles>
    <meta:document-statistic meta:table-count="3" meta:image-count="0" meta:object-count="0" meta:page-count="1" meta:paragraph-count="12" meta:word-count="31" meta:character-count="326" meta:non-whitespace-character-count="295"/>
    <meta:generator>LibreOffice/4.2.1.1$Linux_X86_64 LibreOffice_project/420m0$Build-1</meta:generator>
  </office:meta>
</office:document-meta>
</file>